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7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7cm" fo:break-before="auto" style:use-optimal-row-height="true"/>
    </style:style>
    <style:style style:name="ro5" style:family="table-row">
      <style:table-row-properties style:row-height="2.369cm" fo:break-before="auto" style:use-optimal-row-height="true"/>
    </style:style>
    <style:style style:name="ro6" style:family="table-row">
      <style:table-row-properties style:row-height="2.427cm" fo:break-before="auto" style:use-optimal-row-height="true"/>
    </style:style>
    <style:style style:name="ro7" style:family="table-row">
      <style:table-row-properties style:row-height="1.9cm" fo:break-before="auto" style:use-optimal-row-height="true"/>
    </style:style>
    <style:style style:name="ro8" style:family="table-row">
      <style:table-row-properties style:row-height="4.79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5.41cm" fo:break-before="auto" style:use-optimal-row-height="true"/>
    </style:style>
    <style:style style:name="ro11" style:family="table-row">
      <style:table-row-properties style:row-height="3.743cm" fo:break-before="auto" style:use-optimal-row-height="true"/>
    </style:style>
    <style:style style:name="ro12" style:family="table-row">
      <style:table-row-properties style:row-height="4.006cm" fo:break-before="auto" style:use-optimal-row-height="true"/>
    </style:style>
    <style:style style:name="ro13" style:family="table-row">
      <style:table-row-properties style:row-height="1.579cm" fo:break-before="auto" style:use-optimal-row-height="true"/>
    </style:style>
    <style:style style:name="ro14" style:family="table-row">
      <style:table-row-properties style:row-height="3.129cm" fo:break-before="auto" style:use-optimal-row-height="true"/>
    </style:style>
    <style:style style:name="ro15" style:family="table-row">
      <style:table-row-properties style:row-height="1.286cm" fo:break-before="auto" style:use-optimal-row-height="true"/>
    </style:style>
    <style:style style:name="ro16" style:family="table-row">
      <style:table-row-properties style:row-height="5.586cm" fo:break-before="auto" style:use-optimal-row-height="true"/>
    </style:style>
    <style:style style:name="ro17" style:family="table-row">
      <style:table-row-properties style:row-height="7.107cm" fo:break-before="auto" style:use-optimal-row-height="true"/>
    </style:style>
    <style:style style:name="ro18" style:family="table-row">
      <style:table-row-properties style:row-height="2.662cm" fo:break-before="auto" style:use-optimal-row-height="true"/>
    </style:style>
    <style:style style:name="ro19" style:family="table-row">
      <style:table-row-properties style:row-height="6.318cm" fo:break-before="auto" style:use-optimal-row-height="true"/>
    </style:style>
    <style:style style:name="ro20" style:family="table-row">
      <style:table-row-properties style:row-height="3.159cm" fo:break-before="auto" style:use-optimal-row-height="true"/>
    </style:style>
    <style:style style:name="ro21" style:family="table-row">
      <style:table-row-properties style:row-height="3.099cm" fo:break-before="auto" style:use-optimal-row-height="true"/>
    </style:style>
    <style:style style:name="ro22" style:family="table-row">
      <style:table-row-properties style:row-height="3.685cm" fo:break-before="auto" style:use-optimal-row-height="true"/>
    </style:style>
    <style:style style:name="ro23" style:family="table-row">
      <style:table-row-properties style:row-height="6.376cm" fo:break-before="auto" style:use-optimal-row-height="true"/>
    </style:style>
    <style:style style:name="ro24" style:family="table-row">
      <style:table-row-properties style:row-height="3.304cm" fo:break-before="auto" style:use-optimal-row-height="false"/>
    </style:style>
    <style:style style:name="ro25"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2:.A110]);&quot;)&quot;)" office:value-type="string" office:string-value="(109)">
            <text:p>(109)</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
            <text:p>6</text:p>
          </table:table-cell>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7">
            <text:p>7</text:p>
          </table:table-cell>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8">
            <text:p>8</text:p>
          </table:table-cell>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formula="of:=ROW()-1" office:value-type="float" office:value="11">
            <text:p>11</text:p>
          </table:table-cell>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2">
            <text:p>12</text:p>
          </table:table-cell>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3">
            <text:p>13</text:p>
          </table:table-cell>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5">
            <text:p>15</text:p>
          </table:table-cell>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16">
            <text:p>16</text:p>
          </table:table-cell>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7">
            <text:p>17</text:p>
          </table:table-cell>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18">
            <text:p>18</text:p>
          </table:table-cell>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9">
            <text:p>19</text:p>
          </table:table-cell>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20">
            <text:p>20</text:p>
          </table:table-cell>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21">
            <text:p>21</text:p>
          </table:table-cell>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22">
            <text:p>22</text:p>
          </table:table-cell>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23">
            <text:p>23</text:p>
          </table:table-cell>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24">
            <text:p>24</text:p>
          </table:table-cell>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25">
            <text:p>25</text:p>
          </table:table-cell>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formula="of:=ROW()-1" office:value-type="float" office:value="26">
            <text:p>26</text:p>
          </table:table-cell>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27">
            <text:p>27</text:p>
          </table:table-cell>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28">
            <text:p>28</text:p>
          </table:table-cell>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formula="of:=ROW()-1" office:value-type="float" office:value="29">
            <text:p>29</text:p>
          </table:table-cell>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30">
            <text:p>30</text:p>
          </table:table-cell>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formula="of:=ROW()-1" office:value-type="float" office:value="31">
            <text:p>31</text:p>
          </table:table-cell>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32">
            <text:p>32</text:p>
          </table:table-cell>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33">
            <text:p>33</text:p>
          </table:table-cell>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34">
            <text:p>34</text:p>
          </table:table-cell>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35">
            <text:p>35</text:p>
          </table:table-cell>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36">
            <text:p>36</text:p>
          </table:table-cell>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37">
            <text:p>37</text:p>
          </table:table-cell>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39">
            <text:p>39</text:p>
          </table:table-cell>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formula="of:=ROW()-1" office:value-type="float" office:value="40">
            <text:p>40</text:p>
          </table:table-cell>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formula="of:=ROW()-1" office:value-type="float" office:value="41">
            <text:p>41</text:p>
          </table:table-cell>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42">
            <text:p>42</text:p>
          </table:table-cell>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43">
            <text:p>43</text:p>
          </table:table-cell>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formula="of:=ROW()-1" office:value-type="float" office:value="44">
            <text:p>44</text:p>
          </table:table-cell>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45">
            <text:p>45</text:p>
          </table:table-cell>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47">
            <text:p>47</text:p>
          </table:table-cell>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formula="of:=ROW()-1" office:value-type="float" office:value="48">
            <text:p>48</text:p>
          </table:table-cell>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49">
            <text:p>49</text:p>
          </table:table-cell>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50">
            <text:p>50</text:p>
          </table:table-cell>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formula="of:=ROW()-1" office:value-type="float" office:value="51">
            <text:p>51</text:p>
          </table:table-cell>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52">
            <text:p>52</text:p>
          </table:table-cell>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53">
            <text:p>53</text:p>
          </table:table-cell>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54">
            <text:p>54</text:p>
          </table:table-cell>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55">
            <text:p>55</text:p>
          </table:table-cell>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formula="of:=ROW()-1" office:value-type="float" office:value="56">
            <text:p>56</text:p>
          </table:table-cell>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57">
            <text:p>57</text:p>
          </table:table-cell>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58">
            <text:p>58</text:p>
          </table:table-cell>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formula="of:=ROW()-1" office:value-type="float" office:value="59">
            <text:p>59</text:p>
          </table:table-cell>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60">
            <text:p>60</text:p>
          </table:table-cell>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1">
            <text:p>61</text:p>
          </table:table-cell>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2">
            <text:p>62</text:p>
          </table:table-cell>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63">
            <text:p>63</text:p>
          </table:table-cell>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64">
            <text:p>64</text:p>
          </table:table-cell>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65">
            <text:p>65</text:p>
          </table:table-cell>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formula="of:=ROW()-1" office:value-type="float" office:value="66">
            <text:p>66</text:p>
          </table:table-cell>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67">
            <text:p>67</text:p>
          </table:table-cell>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68">
            <text:p>68</text:p>
          </table:table-cell>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69">
            <text:p>69</text:p>
          </table:table-cell>
          <table:table-cell table:style-name="ce2" office:value-type="float" office:value="1">
            <text:p>1</text:p>
          </table:table-cell>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1">
            <text:p>71</text:p>
          </table:table-cell>
          <table:table-cell table:style-name="ce2" table:formula="of:=[.B7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formula="of:=ROW()-1" office:value-type="float" office:value="72">
            <text:p>72</text:p>
          </table:table-cell>
          <table:table-cell table:style-name="ce2" table:formula="of:=[.B7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73">
            <text:p>73</text:p>
          </table:table-cell>
          <table:table-cell table:style-name="ce2" table:formula="of:=[.B73]+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74">
            <text:p>74</text:p>
          </table:table-cell>
          <table:table-cell table:style-name="ce2" table:formula="of:=[.B74]+1" office:value-type="float" office:value="6">
            <text:p>6</text:p>
          </table:table-cell>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formula="of:=ROW()-1" office:value-type="float" office:value="75">
            <text:p>75</text:p>
          </table:table-cell>
          <table:table-cell table:style-name="ce2" table:formula="of:=[.B75]+1" office:value-type="float" office:value="7">
            <text:p>7</text:p>
          </table:table-cell>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76">
            <text:p>76</text:p>
          </table:table-cell>
          <table:table-cell table:style-name="ce2" office:value-type="float" office:value="1">
            <text:p>1</text:p>
          </table:table-cell>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77">
            <text:p>77</text:p>
          </table:table-cell>
          <table:table-cell table:style-name="ce2" table:formula="of:=[.B7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formula="of:=ROW()-1" office:value-type="float" office:value="78">
            <text:p>78</text:p>
          </table:table-cell>
          <table:table-cell table:style-name="ce2" table:formula="of:=[.B7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79">
            <text:p>79</text:p>
          </table:table-cell>
          <table:table-cell table:style-name="ce2" table:formula="of:=[.B79]+1" office:value-type="float" office:value="4">
            <text:p>4</text:p>
          </table:table-cell>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formula="of:=ROW()-1" office:value-type="float" office:value="80">
            <text:p>80</text:p>
          </table:table-cell>
          <table:table-cell table:style-name="ce2" table:formula="of:=[.B80]+1" office:value-type="float" office:value="5">
            <text:p>5</text:p>
          </table:table-cell>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81">
            <text:p>81</text:p>
          </table:table-cell>
          <table:table-cell table:style-name="ce2" table:formula="of:=[.B81]+1" office:value-type="float" office:value="6">
            <text:p>6</text:p>
          </table:table-cell>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82">
            <text:p>82</text:p>
          </table:table-cell>
          <table:table-cell table:style-name="ce2" office:value-type="float" office:value="1">
            <text:p>1</text:p>
          </table:table-cell>
          <table:table-cell table:style-name="ce6" office:value-type="date" office:date-value="2021-11-23T08:48:27.62">
            <text:p>1123</text:p>
          </table:table-cell>
          <table:table-cell table:style-name="ce9" office:value-type="string">
            <text:p>k-1</text:p>
          </table:table-cell>
          <table:table-cell table:style-name="ce10" office:value-type="string" table:number-columns-spanned="3" table:number-rows-spanned="1">
            <text:p>두 마리. (1) 비는 내리지는 않았다. &lt;2&gt; 나가는 좀 전에 멈췄다. 지상은 아직 젖은 상태. &lt;3&gt; 장화를 입고 나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83">
            <text:p>83</text:p>
          </table:table-cell>
          <table:table-cell table:style-name="ce2" table:formula="of:=[.B83]+1" office:value-type="float" office:value="2">
            <text:p>2</text:p>
          </table:table-cell>
          <table:table-cell table:style-name="ce6"/>
          <table:table-cell table:style-name="ce9" office:value-type="string">
            <text:p>k-2</text:p>
          </table:table-cell>
          <table:table-cell table:style-name="ce10" office:value-type="string" table:number-columns-spanned="3" table:number-rows-spanned="1">
            <text:p>(2) 크로는옹벽에 나왔다. &lt;2&gt; 미케는 울타리 안에서 울리고있었다. &lt;3&gt; 크로에게는 옹벽 위에서 먹이주기. &lt;4&gt; 미케는 울티리를 통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84">
            <text:p>84</text:p>
          </table:table-cell>
          <table:table-cell table:style-name="ce2" table:formula="of:=[.B84]+1" office:value-type="float" office:value="3">
            <text:p>3</text:p>
          </table:table-cell>
          <table:table-cell table:style-name="ce6"/>
          <table:table-cell table:style-name="ce9" office:value-type="string">
            <text:p>p-1</text:p>
          </table:table-cell>
          <table:table-cell table:style-name="ce10" office:value-type="string" table:number-columns-spanned="3" table:number-rows-spanned="1">
            <text:p>to był poniedziałek, dwudziesty drugi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85">
            <text:p>85</text:p>
          </table:table-cell>
          <table:table-cell table:style-name="ce2" table:formula="of:=[.B85]+1" office:value-type="float" office:value="4">
            <text:p>4</text:p>
          </table:table-cell>
          <table:table-cell table:style-name="ce6"/>
          <table:table-cell table:style-name="ce9" office:value-type="string">
            <text:p>p-2</text:p>
          </table:table-cell>
          <table:table-cell table:style-name="ce10" office:value-type="string" table:number-columns-spanned="3" table:number-rows-spanned="1">
            <text:p>shino : (1) sposób wydmuchania `dai-kan`-u &lt;2&gt; wczoraj, sposób, który używałem. &lt;3&gt; kształt warg dla dźwięku `kan`-u. <text:s/>A potem, dolną wargę, pociągasz w kierunku środka. &lt;4&gt; kształt wynikowy byłby rombem, to znaczy, kształt, który obie wargi wspólnie kształtują.</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86">
            <text:p>86</text:p>
          </table:table-cell>
          <table:table-cell table:style-name="ce2" table:formula="of:=[.B86]+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也做了数学。（1）继续调查`配置`。昨天知道的东西，称为`完全四点形`（2）一共四个点。各点有两条线通过它。</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87">
            <text:p>87</text:p>
          </table:table-cell>
          <table:table-cell table:style-name="ce2" table:formula="of:=[.B87]+1" office:value-type="float" office:value="6">
            <text:p>6</text:p>
          </table:table-cell>
          <table:table-cell table:style-name="ce6"/>
          <table:table-cell table:style-name="ce9" office:value-type="string">
            <text:p>r-1</text:p>
          </table:table-cell>
          <table:table-cell table:style-name="ce10" office:value-type="string" table:number-columns-spanned="3" table:number-rows-spanned="1">
            <text:p>время, кото'рое вы испо'льзуете : давайте ограни'чимся 30 минутами. ----- просто, не делай э'того, воо'&lt;a&gt;бще.</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formula="of:=ROW()-1" office:value-type="float" office:value="88">
            <text:p>88</text:p>
          </table:table-cell>
          <table:table-cell table:style-name="ce2" table:formula="of:=[.B88]+1" office:value-type="float" office:value="7">
            <text:p>7</text:p>
          </table:table-cell>
          <table:table-cell table:style-name="ce6"/>
          <table:table-cell table:style-name="ce9" office:value-type="string">
            <text:p>a-1</text:p>
          </table:table-cell>
          <table:table-cell table:style-name="ce10" office:value-type="string">
            <text:p>قصة الهائيكي / أقرأ / لتعليم المسيحية</text:p>
          </table:table-cell>
          <table:table-cell table:style-name="ce12" office:value-type="string" table:number-columns-spanned="2" table:number-rows-spanned="1">
            <text:p>qus^a[story / al-haa-iykiy[heike / aqra`u[czytac` / duwna-l-qiyaami[without-doing / bi-dzalika[that / li-taAliymi[to-uczyć <text:s/>/ al-masiyh^iya[chrześcijaństwa </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72">http://benfranklin.chips.jp/cake_apps/Cake_IFM11/images/view/4997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89">
            <text:p>89</text:p>
          </table:table-cell>
          <table:table-cell table:style-name="ce2" office:value-type="float" office:value="1">
            <text:p>1</text:p>
          </table:table-cell>
          <table:table-cell table:style-name="ce6" office:value-type="date" office:date-value="2021-11-24T08:26:39.37">
            <text:p>1124</text:p>
          </table:table-cell>
          <table:table-cell table:style-name="ce9" office:value-type="string">
            <text:p>k-1</text:p>
          </table:table-cell>
          <table:table-cell table:style-name="ce10" office:value-type="string" table:number-columns-spanned="3" table:number-rows-spanned="1">
            <text:p>두 마리. (1) 미케에 관해. &lt;1&gt; 먼저 평평자리로 올 때 부터 마사지를 종료할 때 까지, 울리지 않았다. (2) 옹벽으로 돌아가기. &lt;1&gt; 먼저 미케를 잡고, 달려, 옹벽 위로. &lt;2&gt; 그리고, 서둘러 크로에게 돌아가고, 마찬가지로 잡고 옹벽 위로. &lt;3&gt; 이 방법은 처음으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90">
            <text:p>90</text:p>
          </table:table-cell>
          <table:table-cell table:style-name="ce2" table:formula="of:=[.B9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dwudziesty trzeci listopada. (2) działalność : rejestrację pliku[file obrazu[image, zrobiłem to przedwczoraj, który nowym nawycie[habit jest. (3) nie padał. było chmury. temperatura, zimn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formula="of:=ROW()-1" office:value-type="float" office:value="91">
            <text:p>91</text:p>
          </table:table-cell>
          <table:table-cell table:style-name="ce2" table:formula="of:=[.B9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Nowy nawyk. &lt;1&gt; Na późnym południe, miałem sesji dla shinobue-u. &lt;2&gt; około trzydziestu minut. &lt;3&gt; bez melodii. Tylko ćwiczenie wydmuchania. &lt;4&gt; nie ponieważ musię, ale to chcę. &lt;5&gt; sposób wydmuchania, to zmienia[change dźwięk. &lt;6&gt; Różnica[difference jest zauważalna[noticeable. A kiedy sposób, to znaczy, kształt warg, ma odpowiednią[appropriate formę, wychodzący dźwięk, to tak piękny. &lt;7&gt; to tak, jakbyś pił zimny napój, po byłeś pod gorącym słon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92">
            <text:p>92</text:p>
          </table:table-cell>
          <table:table-cell table:style-name="ce2" table:formula="of:=[.B9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数学。（1）做计算。变量变换。从极坐标变换到笛卡尔坐标。（2）计算。拉格朗日函数。对它做偏[pian1微分。（3）在这里，理解到的是，把sinθ用θ偏微分，那就，被产生的是，cosθ*θ`。以前，我的理解是，cosθ而已。没有θ`的部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93">
            <text:p>93</text:p>
          </table:table-cell>
          <table:table-cell table:style-name="ce2" table:formula="of:=[.B93]+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лово молитвы[prayer. (1) только вы уве'рен[certain. (2) Я бу'ду[will подчи'&lt;chi&gt;няться те'бе. ----&gt; прекрати'те[stop таки'е ре'чи.</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94">
            <text:p>94</text:p>
          </table:table-cell>
          <table:table-cell table:style-name="ce2" table:formula="of:=[.B94]+1" office:value-type="float" office:value="6">
            <text:p>6</text:p>
          </table:table-cell>
          <table:table-cell table:style-name="ce6"/>
          <table:table-cell table:style-name="ce9" office:value-type="string">
            <text:p>a-1</text:p>
          </table:table-cell>
          <table:table-cell table:style-name="ce10" office:value-type="string">
            <text:p>الله. / الله موجود. / الله غير موجود.</text:p>
          </table:table-cell>
          <table:table-cell table:style-name="ce12" office:value-type="string" table:number-columns-spanned="2" table:number-rows-spanned="1">
            <text:p>mawdhuwd[exist / Gayir[does-not</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39">http://benfranklin.chips.jp/cake_apps/Cake_IFM11/images/view/4993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formula="of:=ROW()-1" office:value-type="float" office:value="95">
            <text:p>95</text:p>
          </table:table-cell>
          <table:table-cell table:style-name="ce2" table:formula="of:=[.B95]+1" office:value-type="float" office:value="7">
            <text:p>7</text:p>
          </table:table-cell>
          <table:table-cell table:style-name="ce6"/>
          <table:table-cell table:style-name="ce9" office:value-type="string">
            <text:p>a-2</text:p>
          </table:table-cell>
          <table:table-cell table:style-name="ce10" office:value-type="string">
            <text:p>أنا راضي عن الرياضياتي.</text:p>
          </table:table-cell>
          <table:table-cell table:style-name="ce12" office:value-type="string" table:number-columns-spanned="2" table:number-rows-spanned="1">
            <text:p>raad^iy[accept / al-riyaad^iyaati-i[mathematics-my</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96">
            <text:p>96</text:p>
          </table:table-cell>
          <table:table-cell table:style-name="ce2" office:value-type="float" office:value="1">
            <text:p>1</text:p>
          </table:table-cell>
          <table:table-cell table:style-name="ce6" office:value-type="date" office:date-value="2021-11-25T08:28:29.76">
            <text:p>1125</text:p>
          </table:table-cell>
          <table:table-cell table:style-name="ce9" office:value-type="string">
            <text:p>k-1</text:p>
          </table:table-cell>
          <table:table-cell table:style-name="ce10" office:value-type="string" table:number-columns-spanned="3" table:number-rows-spanned="1">
            <text:p>두 마리. (1) 크로는 먼저 오두막 뒤에서. &lt;2&gt; 자전거를 멈추언 후 얼굴을 올리면, 오두막 뒤과 <text:s/>체육관 옹벽의 사이에서 한 개 작은 그림자가 있다. 순간 돈일까 라고 생각해, 바로 크로이다 라고 생가했다. &lt;3&gt; 아마도 그림자의 크기가 그렇게는 크지 않았기 때문.</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97">
            <text:p>97</text:p>
          </table:table-cell>
          <table:table-cell table:style-name="ce2" table:formula="of:=[.B9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dwudziesty czwarty listopada. /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98">
            <text:p>98</text:p>
          </table:table-cell>
          <table:table-cell table:style-name="ce2" table:formula="of:=[.B9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poszedłem do Yokohama-u. / tam jest biuro sprzedaży. / Co zrobiłem? / napisałem dokument / Dotyczy podatk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formula="of:=ROW()-1" office:value-type="float" office:value="99">
            <text:p>99</text:p>
          </table:table-cell>
          <table:table-cell table:style-name="ce2" table:formula="of:=[.B9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shino : (1) pierwsza sesja. Dziesięć minut po czwartej, zacząłem. / Zrobiłem przez około dziesięć minut. (2) Druga sesja, to było około dziesięciu minut po szóstej. (3) A potem, jako nowa akcja, wydmuchałem po kąpieli. / O małej objętości[volum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00">
            <text:p>100</text:p>
          </table:table-cell>
          <table:table-cell table:style-name="ce2" table:formula="of:=[.B10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数学。（1）关于拉普拉斯算子。变量变换。在该算子里，笛卡尔坐标的 x,y 坐标，把它们变换到极坐标，就是说，r 和 θ。／ 这个企图呀，我半途而放弃了。导出了使用 r,θ， ∂/∂x 的表现。我觉得，在这时，足够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formula="of:=ROW()-1" office:value-type="float" office:value="101">
            <text:p>101</text:p>
          </table:table-cell>
          <table:table-cell table:style-name="ce2" table:formula="of:=[.B10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2）然后，开始别的主题，就是，`结合结构`(incidence structures)。／ 表示式，就是如下：A=(X,L,⊿)。／ 意思是，X 是该领域中的点。L 是直线。⊿的记号，就是由于X,L被产生的，集合{X,L}的部分集合，X x L（笛卡尔积）</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formula="of:=ROW()-1" office:value-type="float" office:value="102">
            <text:p>102</text:p>
          </table:table-cell>
          <table:table-cell table:style-name="ce2" table:formula="of:=[.B10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только пожилые[elderly люди, которые живут один. / как бы[be они себя[themselves вели[lead. ---&gt; не. с&lt;z&gt;де'лай что-нибу'дь&lt;ch&gt;.</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671">http://benfranklin.chips.jp/cake_apps/Cake_IFM11/images/view/4367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formula="of:=ROW()-1" office:value-type="float" office:value="103">
            <text:p>103</text:p>
          </table:table-cell>
          <table:table-cell table:style-name="ce2" table:formula="of:=[.B103]+1" office:value-type="float" office:value="8">
            <text:p>8</text:p>
          </table:table-cell>
          <table:table-cell table:style-name="ce6"/>
          <table:table-cell table:style-name="ce9" office:value-type="string">
            <text:p>a-1</text:p>
          </table:table-cell>
          <table:table-cell table:style-name="ce10" office:value-type="string">
            <text:p>ما هو الصحيح؟ <text:s/>/ من أين أتى الإنسان / ما هي `الجنة`؟</text:p>
          </table:table-cell>
          <table:table-cell table:style-name="ce12" office:value-type="string" table:number-columns-spanned="2" table:number-rows-spanned="1">
            <text:p>maa-hu[what is / s^ah^iyh^[correct / min-ain[from-where / ataa[came / al-insaanu[man / maa-hii[what-is / al-dhana[heaven</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644">http://benfranklin.chips.jp/cake_apps/Cake_IFM11/images/view/49644</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formula="of:=ROW()-1" office:value-type="float" office:value="104">
            <text:p>104</text:p>
          </table:table-cell>
          <table:table-cell table:style-name="ce2" office:value-type="float" office:value="1">
            <text:p>1</text:p>
          </table:table-cell>
          <table:table-cell table:style-name="ce6" office:value-type="date" office:date-value="2021-11-26T09:47:41.17">
            <text:p>1126</text:p>
          </table:table-cell>
          <table:table-cell table:style-name="ce9" office:value-type="string">
            <text:p>k-1</text:p>
          </table:table-cell>
          <table:table-cell table:style-name="ce10" office:value-type="string" table:number-columns-spanned="3" table:number-rows-spanned="1">
            <text:p>두 마리. (1) 크로는 계단 남 쪽의 한 나무 뿌리에서. &lt;2&gt; 미케도 그 때 달려오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formula="of:=ROW()-1" office:value-type="float" office:value="105">
            <text:p>105</text:p>
          </table:table-cell>
          <table:table-cell table:style-name="ce2" table:formula="of:=[.B105]+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dwudziesty piąty listopada. &lt;2&gt; nie padał.</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formula="of:=ROW()-1" office:value-type="float" office:value="106">
            <text:p>106</text:p>
          </table:table-cell>
          <table:table-cell table:style-name="ce2" table:formula="of:=[.B106]+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nowy sposób ćwiczenia. (2) dźwięk `dai-kan`-u. Wcześniej kiedy wydmucham tę dźwięk, zaczynam od dźwięku `kan`-u, a potem idę do `dai-kan`-u. (3) Wczoraj, poszedłem[went na `dai-kan`-ie prosto od dźwięku `o-tu`-u. (4) Chodzi o to, żebym przeniósł[let-me się z `dai-kan`-u do `kan`-u, nie odwrotnie[vice-versa, kończąc[ending na zrozumieniu ruchu mięśni, podczas przejścia[transitio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formula="of:=ROW()-1" office:value-type="float" office:value="107">
            <text:p>107</text:p>
          </table:table-cell>
          <table:table-cell table:style-name="ce2" table:formula="of:=[.B107]+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勒让德[lei1--变换。`eman` 先生的网页，把它作为课本。（2）然后，别一个主题。就是，哈[ha1密顿算符。（3）在网络里，有许多帮助网站。我很感谢。</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formula="of:=ROW()-1" office:value-type="float" office:value="108">
            <text:p>108</text:p>
          </table:table-cell>
          <table:table-cell table:style-name="ce2" table:formula="of:=[.B108]+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рассле'дование[investigation на фо'рексе. <text:s/>(2) продо'&lt;a&gt;лжай[continue. (3) Нахо'дите[find поря'док[order в сло'жных[complex ве'щах[rzeczach. #=&gt;continue</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518">http://benfranklin.chips.jp/cake_apps/Cake_IFM11/images/view/4351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formula="of:=ROW()-1" office:value-type="float" office:value="109">
            <text:p>109</text:p>
          </table:table-cell>
          <table:table-cell table:style-name="ce2" table:formula="of:=[.B109]+1" office:value-type="float" office:value="6">
            <text:p>6</text:p>
          </table:table-cell>
          <table:table-cell table:style-name="ce6"/>
          <table:table-cell table:style-name="ce9" office:value-type="string">
            <text:p>a-1</text:p>
          </table:table-cell>
          <table:table-cell table:style-name="ce10" office:value-type="string">
            <text:p>خبرة / بنفسي / أوكد ذلك. / عدا ذلك، <text:s/>/ أنا لا أثق. </text:p>
          </table:table-cell>
          <table:table-cell table:style-name="ce12" office:value-type="string" table:number-columns-spanned="2" table:number-rows-spanned="1">
            <text:p>xabira[experience / bi-nafsiy[by-myself / awkad[i-confirm / dzalika[that / AAdaa[except / * / athiqu[trust</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528">http://benfranklin.chips.jp/cake_apps/Cake_IFM11/images/view/4952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number-columns-repeated="2" office:value-type="string">
            <text:p>*</text:p>
          </table:table-cell>
          <table:table-cell table:style-name="ce7" table:formula="of:=NOW()" office:value-type="date" office:date-value="2021-11-26T10:35:41.07">
            <text:p>1126 <text:s/>1035</text:p>
          </table:table-cell>
          <table:table-cell table:number-columns-repeated="5" office:value-type="string">
            <text:p>*</text:p>
          </table:table-cell>
          <table:table-cell table:style-name="ce7" table:formula="of:=NOW()" office:value-type="date" office:date-value="2021-11-26T10:35:41.07">
            <text:p>1126 <text:s/>1035</text:p>
          </table:table-cell>
          <table:table-cell table:style-name="ce7" table:formula="of:=NOW()" office:value-type="date" office:date-value="2021-11-26T10:35:41.07">
            <text:p>1126 <text:s/>1035</text:p>
          </table:table-cell>
          <table:table-cell table:number-columns-repeated="2" table:style-name="ce7" office:value-type="string">
            <text:p>*</text:p>
          </table:table-cell>
          <table:table-cell table:style-name="ce7" table:formula="of:=NOW()" office:value-type="date" office:date-value="2021-11-26T10:35:41.07">
            <text:p>1126 <text:s/>1035</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5">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0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6">2021/11/26</text:date>, <text:time>10:35: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6T10:35:40.47</dc:date>
    <dc:creator>iwabuchi ken</dc:creator>
    <meta:editing-duration>P10DT1H4M11S</meta:editing-duration>
    <meta:editing-cycles>1466</meta:editing-cycles>
    <meta:generator>OpenOffice/4.1.3$Win32 OpenOffice.org_project/413m1$Build-9783</meta:generator>
    <meta:document-statistic meta:table-count="1" meta:cell-count="645" meta:object-count="0"/>
  </office:meta>
</office:document-meta>
</file>